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x(mg/cm^2)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eArea Sinal</text:p>
          </table:table-cell>
          <table:table-cell office:value-type="string" calcext:value-type="string">
            <text:p>Log(I/I0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(eLog(I/I0))^2</text:p>
          </table:table-cell>
          <table:table-cell office:value-type="string" calcext:value-type="string">
            <text:p>eLog(I/I0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0.86" calcext:value-type="float">
            <text:p>860.86</text:p>
          </table:table-cell>
          <table:table-cell office:value-type="float" office:value="53.46" calcext:value-type="float">
            <text:p>53.46</text:p>
          </table:table-cell>
          <table:table-cell office:value-type="float" office:value="50289" calcext:value-type="float">
            <text:p>50289</text:p>
          </table:table-cell>
          <table:table-cell office:value-type="float" office:value="297" calcext:value-type="float">
            <text:p>297</text:p>
          </table:table-cell>
          <table:table-cell table:formula="of:=LN([.G2]/[.G2])" office:value-type="float" office:value="0" calcext:value-type="float">
            <text:p>0</text:p>
          </table:table-cell>
          <table:table-cell table:formula="of:=[.D2]/120" office:value-type="float" office:value="419.075" calcext:value-type="float">
            <text:p>419.075</text:p>
          </table:table-cell>
          <table:table-cell table:formula="of:=[.E2]/120" office:value-type="float" office:value="2.475" calcext:value-type="float">
            <text:p>2.475</text:p>
          </table:table-cell>
          <table:table-cell table:formula="of:=(([.H2]/[.G2])*([.H2]/[.G2]))*2" office:value-type="float" office:value="0.0000697584616645669" calcext:value-type="float">
            <text:p>6.97584616645669E-005</text:p>
          </table:table-cell>
          <table:table-cell table:formula="of:=SQRT([.I2])" office:value-type="float" office:value="0.00835215311548866" calcext:value-type="float">
            <text:p>0.0083521531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59.01" calcext:value-type="float">
            <text:p>859.01</text:p>
          </table:table-cell>
          <table:table-cell office:value-type="float" office:value="54.42" calcext:value-type="float">
            <text:p>54.42</text:p>
          </table:table-cell>
          <table:table-cell office:value-type="float" office:value="45262" calcext:value-type="float">
            <text:p>45262</text:p>
          </table:table-cell>
          <table:table-cell office:value-type="float" office:value="289" calcext:value-type="float">
            <text:p>289</text:p>
          </table:table-cell>
          <table:table-cell table:formula="of:=LN([.G3]/[.G2])" office:value-type="float" office:value="-0.105318536958696" calcext:value-type="float">
            <text:p>-0.105318537</text:p>
          </table:table-cell>
          <table:table-cell table:formula="of:=[.D3]/120" office:value-type="float" office:value="377.183333333333" calcext:value-type="float">
            <text:p>377.1833333333</text:p>
          </table:table-cell>
          <table:table-cell table:formula="of:=[.E3]/120" office:value-type="float" office:value="2.40833333333333" calcext:value-type="float">
            <text:p>2.4083333333</text:p>
          </table:table-cell>
          <table:table-cell table:formula="of:=[.H3]/[.G3]*[.H3]/[.G3]+[.H2]/[.G2]*[.H2]/[.G2]" office:value-type="float" office:value="0.000075648056782313" calcext:value-type="float">
            <text:p>7.5648056782313E-005</text:p>
          </table:table-cell>
          <table:table-cell table:formula="of:=SQRT([.I3])" office:value-type="float" office:value="0.0086975891362097" calcext:value-type="float">
            <text:p>0.0086975891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58.8" calcext:value-type="float">
            <text:p>858.8</text:p>
          </table:table-cell>
          <table:table-cell office:value-type="float" office:value="53.84" calcext:value-type="float">
            <text:p>53.84</text:p>
          </table:table-cell>
          <table:table-cell office:value-type="float" office:value="41147" calcext:value-type="float">
            <text:p>41147</text:p>
          </table:table-cell>
          <table:table-cell office:value-type="float" office:value="304" calcext:value-type="float">
            <text:p>304</text:p>
          </table:table-cell>
          <table:table-cell table:formula="of:=LN([.G4]/[.G2])" office:value-type="float" office:value="-0.200635344861519" calcext:value-type="float">
            <text:p>-0.2006353449</text:p>
          </table:table-cell>
          <table:table-cell table:formula="of:=[.D4]/120" office:value-type="float" office:value="342.891666666667" calcext:value-type="float">
            <text:p>342.8916666667</text:p>
          </table:table-cell>
          <table:table-cell table:formula="of:=[.E4]/120" office:value-type="float" office:value="2.53333333333333" calcext:value-type="float">
            <text:p>2.5333333333</text:p>
          </table:table-cell>
          <table:table-cell table:formula="of:=[.H4]/[.G4]*[.H4]/[.G4]+[.H2]/[.G2]*[.H2]/[.G2]" office:value-type="float" office:value="0.0000894639165419693" calcext:value-type="float">
            <text:p>8.94639165419693E-005</text:p>
          </table:table-cell>
          <table:table-cell table:formula="of:=SQRT([.I4])" office:value-type="float" office:value="0.00945853670194123" calcext:value-type="float">
            <text:p>0.0094585367</text:p>
          </table:table-cell>
          <table:table-cell/>
          <table:table-cell office:value-type="string" calcext:value-type="string">
            <text:p>taq(s)</text:p>
          </table:table-cell>
          <table:table-cell table:number-columns-repeated="3"/>
        </table:table-row>
        <table:table-row table:style-name="ro1">
          <table:table-cell table:formula="of:=900+1800" office:value-type="float" office:value="2700" calcext:value-type="float">
            <text:p>2700</text:p>
          </table:table-cell>
          <table:table-cell office:value-type="float" office:value="859.11" calcext:value-type="float">
            <text:p>859.11</text:p>
          </table:table-cell>
          <table:table-cell office:value-type="float" office:value="53.12" calcext:value-type="float">
            <text:p>53.12</text:p>
          </table:table-cell>
          <table:table-cell office:value-type="float" office:value="37222" calcext:value-type="float">
            <text:p>37222</text:p>
          </table:table-cell>
          <table:table-cell office:value-type="float" office:value="296" calcext:value-type="float">
            <text:p>296</text:p>
          </table:table-cell>
          <table:table-cell table:formula="of:=LN([.G5]/[.G2])" office:value-type="float" office:value="-0.300886380995479" calcext:value-type="float">
            <text:p>-0.300886381</text:p>
          </table:table-cell>
          <table:table-cell table:formula="of:=[.D5]/120" office:value-type="float" office:value="310.183333333333" calcext:value-type="float">
            <text:p>310.1833333333</text:p>
          </table:table-cell>
          <table:table-cell table:formula="of:=[.E5]/120" office:value-type="float" office:value="2.46666666666667" calcext:value-type="float">
            <text:p>2.4666666667</text:p>
          </table:table-cell>
          <table:table-cell table:formula="of:=[.H5]/[.G5]*[.H5]/[.G5]+[.H2]/[.G2]*[.H2]/[.G2]" office:value-type="float" office:value="0.0000981180879480382" calcext:value-type="float">
            <text:p>9.81180879480382E-005</text:p>
          </table:table-cell>
          <table:table-cell table:formula="of:=SQRT([.I5])" office:value-type="float" office:value="0.00990545748302612" calcext:value-type="float">
            <text:p>0.009905457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58.47" calcext:value-type="float">
            <text:p>858.47</text:p>
          </table:table-cell>
          <table:table-cell office:value-type="float" office:value="51.42" calcext:value-type="float">
            <text:p>51.42</text:p>
          </table:table-cell>
          <table:table-cell office:value-type="float" office:value="33334" calcext:value-type="float">
            <text:p>33334</text:p>
          </table:table-cell>
          <table:table-cell office:value-type="float" office:value="309" calcext:value-type="float">
            <text:p>309</text:p>
          </table:table-cell>
          <table:table-cell table:formula="of:=LN([.G6]/[.G2])" office:value-type="float" office:value="-0.411208468197266" calcext:value-type="float">
            <text:p>-0.4112084682</text:p>
          </table:table-cell>
          <table:table-cell table:formula="of:=[.D6]/120" office:value-type="float" office:value="277.783333333333" calcext:value-type="float">
            <text:p>277.7833333333</text:p>
          </table:table-cell>
          <table:table-cell table:formula="of:=[.E6]/120" office:value-type="float" office:value="2.575" calcext:value-type="float">
            <text:p>2.575</text:p>
          </table:table-cell>
          <table:table-cell table:formula="of:=[.H6]/[.G6]*[.H6]/[.G6]+[.H2]/[.G2]*[.H2]/[.G2]" office:value-type="float" office:value="0.0001208086936194" calcext:value-type="float">
            <text:p>0.0001208087</text:p>
          </table:table-cell>
          <table:table-cell table:formula="of:=SQRT([.I6])" office:value-type="float" office:value="0.0109913008156178" calcext:value-type="float">
            <text:p>0.0109913008</text:p>
          </table:table-cell>
          <table:table-cell table:number-columns-repeated="5"/>
        </table:table-row>
        <table:table-row table:style-name="ro1">
          <table:table-cell table:formula="of:=3600+1800" office:value-type="float" office:value="5400" calcext:value-type="float">
            <text:p>5400</text:p>
          </table:table-cell>
          <table:table-cell office:value-type="float" office:value="858.18" calcext:value-type="float">
            <text:p>858.18</text:p>
          </table:table-cell>
          <table:table-cell office:value-type="float" office:value="53.83" calcext:value-type="float">
            <text:p>53.83</text:p>
          </table:table-cell>
          <table:table-cell office:value-type="float" office:value="28131" calcext:value-type="float">
            <text:p>28131</text:p>
          </table:table-cell>
          <table:table-cell office:value-type="float" office:value="286" calcext:value-type="float">
            <text:p>286</text:p>
          </table:table-cell>
          <table:table-cell table:formula="of:=LN([.G7]/[.G2])" office:value-type="float" office:value="-0.580914194211653" calcext:value-type="float">
            <text:p>-0.5809141942</text:p>
          </table:table-cell>
          <table:table-cell table:formula="of:=[.D7]/120" office:value-type="float" office:value="234.425" calcext:value-type="float">
            <text:p>234.425</text:p>
          </table:table-cell>
          <table:table-cell table:formula="of:=[.E7]/120" office:value-type="float" office:value="2.38333333333333" calcext:value-type="float">
            <text:p>2.3833333333</text:p>
          </table:table-cell>
          <table:table-cell table:formula="of:=[.H7]/[.G7]*[.H7]/[.G7]+[.H2]/[.G2]*[.H2]/[.G2]" office:value-type="float" office:value="0.000138241426159383" calcext:value-type="float">
            <text:p>0.0001382414</text:p>
          </table:table-cell>
          <table:table-cell table:formula="of:=SQRT([.I7])" office:value-type="float" office:value="0.0117576114138622" calcext:value-type="float">
            <text:p>0.0117576114</text:p>
          </table:table-cell>
          <table:table-cell table:number-columns-repeated="5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58.06" calcext:value-type="float">
            <text:p>858.06</text:p>
          </table:table-cell>
          <table:table-cell office:value-type="float" office:value="51.23" calcext:value-type="float">
            <text:p>51.23</text:p>
          </table:table-cell>
          <table:table-cell office:value-type="float" office:value="21992" calcext:value-type="float">
            <text:p>21992</text:p>
          </table:table-cell>
          <table:table-cell office:value-type="float" office:value="300" calcext:value-type="float">
            <text:p>300</text:p>
          </table:table-cell>
          <table:table-cell table:formula="of:=LN([.G8]/[.G2])" office:value-type="float" office:value="-0.827107614454306" calcext:value-type="float">
            <text:p>-0.8271076145</text:p>
          </table:table-cell>
          <table:table-cell table:formula="of:=[.D8]/120" office:value-type="float" office:value="183.266666666667" calcext:value-type="float">
            <text:p>183.2666666667</text:p>
          </table:table-cell>
          <table:table-cell table:formula="of:=[.E8]/120" office:value-type="float" office:value="2.5" calcext:value-type="float">
            <text:p>2.5</text:p>
          </table:table-cell>
          <table:table-cell table:formula="of:=[.H8]/[.G8]*[.H8]/[.G8]+[.H2]/[.G2]*[.H2]/[.G2]" office:value-type="float" office:value="0.000220964954520821" calcext:value-type="float">
            <text:p>0.000220965</text:p>
          </table:table-cell>
          <table:table-cell table:formula="of:=SQRT([.I8])" office:value-type="float" office:value="0.0148648899935661" calcext:value-type="float">
            <text:p>0.01486489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parametros f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x(mg/cm^2)</text:p>
          </table:table-cell>
          <table:table-cell office:value-type="string" calcext:value-type="string">
            <text:p>Log(I/I0)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Log(I/I0)</text:p>
          </table:table-cell>
          <table:table-cell table:number-columns-repeated="2"/>
          <table:table-cell office:value-type="string" calcext:value-type="string">
            <text:p>um(cm^-2.mg)</text:p>
          </table:table-cell>
          <table:table-cell office:value-type="string" calcext:value-type="string">
            <text:p>eu(cm^-2.mg)</text:p>
          </table:table-cell>
          <table:table-cell office:value-type="string" calcext:value-type="string">
            <text:p>a(ordorigem)</text:p>
          </table:table-cell>
          <table:table-cell office:value-type="string" calcext:value-type="string">
            <text:p>ea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835215311548866" calcext:value-type="float">
            <text:p>0.0083521531</text:p>
          </table:table-cell>
          <table:table-cell table:number-columns-repeated="2"/>
          <table:table-cell office:value-type="float" office:value="0.000111" calcext:value-type="float">
            <text:p>0.00011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0.105318536958696" calcext:value-type="float">
            <text:p>-0.105318537</text:p>
          </table:table-cell>
          <table:table-cell office:value-type="float" office:value="0" calcext:value-type="float">
            <text:p>0</text:p>
          </table:table-cell>
          <table:table-cell office:value-type="float" office:value="0.0086975891362097" calcext:value-type="float">
            <text:p>0.00869758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0.200635344861519" calcext:value-type="float">
            <text:p>-0.2006353449</text:p>
          </table:table-cell>
          <table:table-cell office:value-type="float" office:value="0" calcext:value-type="float">
            <text:p>0</text:p>
          </table:table-cell>
          <table:table-cell office:value-type="float" office:value="0.00945853670194123" calcext:value-type="float">
            <text:p>0.0094585367</text:p>
          </table:table-cell>
          <table:table-cell table:number-columns-repeated="10"/>
        </table:table-row>
        <table:table-row table:style-name="ro1">
          <table:table-cell/>
          <table:table-cell table:formula="of:=900+1800" office:value-type="float" office:value="2700" calcext:value-type="float">
            <text:p>2700</text:p>
          </table:table-cell>
          <table:table-cell office:value-type="float" office:value="-0.300886380995479" calcext:value-type="float">
            <text:p>-0.300886381</text:p>
          </table:table-cell>
          <table:table-cell office:value-type="float" office:value="0" calcext:value-type="float">
            <text:p>0</text:p>
          </table:table-cell>
          <table:table-cell office:value-type="float" office:value="0.00990545748302612" calcext:value-type="float">
            <text:p>0.0099054575</text:p>
          </table:table-cell>
          <table:table-cell table:number-columns-repeated="2"/>
          <table:table-cell office:value-type="string" calcext:value-type="string">
            <text:p>um(cm^-2.g)</text:p>
          </table:table-cell>
          <table:table-cell office:value-type="string" calcext:value-type="string">
            <text:p>eu(cm^-2.g)</text:p>
          </table:table-cell>
          <table:table-cell table:number-columns-repeated="2"/>
          <table:table-cell office:value-type="string" calcext:value-type="string">
            <text:p>teorico(cm^⁻2.g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-0.411208468197266" calcext:value-type="float">
            <text:p>-0.4112084682</text:p>
          </table:table-cell>
          <table:table-cell office:value-type="float" office:value="0" calcext:value-type="float">
            <text:p>0</text:p>
          </table:table-cell>
          <table:table-cell office:value-type="float" office:value="0.0109913008156178" calcext:value-type="float">
            <text:p>0.0109913008</text:p>
          </table:table-cell>
          <table:table-cell table:number-columns-repeated="2"/>
          <table:table-cell table:formula="of:=[.H15]*1000" office:value-type="float" office:value="0.111" calcext:value-type="float">
            <text:p>0.111</text:p>
          </table:table-cell>
          <table:table-cell table:formula="of:=[.I15]*1000" office:value-type="float" office:value="0.002" calcext:value-type="float">
            <text:p>0.002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/>
          <table:table-cell table:formula="of:=3600+1800" office:value-type="float" office:value="5400" calcext:value-type="float">
            <text:p>5400</text:p>
          </table:table-cell>
          <table:table-cell office:value-type="float" office:value="-0.580914194211653" calcext:value-type="float">
            <text:p>-0.5809141942</text:p>
          </table:table-cell>
          <table:table-cell office:value-type="float" office:value="0" calcext:value-type="float">
            <text:p>0</text:p>
          </table:table-cell>
          <table:table-cell office:value-type="float" office:value="0.0117576114138622" calcext:value-type="float">
            <text:p>0.01175761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-0.827107614454306" calcext:value-type="float">
            <text:p>-0.8271076145</text:p>
          </table:table-cell>
          <table:table-cell office:value-type="float" office:value="0" calcext:value-type="float">
            <text:p>0</text:p>
          </table:table-cell>
          <table:table-cell office:value-type="float" office:value="0.0148648899935661" calcext:value-type="float">
            <text:p>0.01486489</text:p>
          </table:table-cell>
          <table:table-cell table:number-columns-repeated="2"/>
          <table:table-cell office:value-type="string" calcext:value-type="string">
            <text:p>desvio(sigmasu)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ABS([.H19]-[.L19])/[.I19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asdas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tedgasdg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6:12:06.446928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17:59.451646138</meta:creation-date>
    <dc:date>2015-10-22T16:12:12.156920556</dc:date>
    <meta:editing-duration>PT3H23M54S</meta:editing-duration>
    <meta:editing-cycles>6</meta:editing-cycles>
    <meta:generator>LibreOffice/4.2.8.2$Linux_X86_64 LibreOffice_project/420m0$Build-2</meta:generator>
    <meta:document-statistic meta:table-count="1" meta:cell-count="134" meta:object-count="0"/>
  </office:meta>
</office:document-meta>
</file>